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28mm"/>
    </style:style>
    <style:style style:name="co4" style:family="table-column">
      <style:table-column-properties fo:break-before="auto" style:column-width="25.3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Simbolo Químico</text:p>
          </table:table-cell>
          <table:table-cell table:style-name="ce1" office:value-type="string" calcext:value-type="string">
            <text:p>Valencias</text:p>
          </table:table-cell>
          <table:table-cell table:style-name="ce1" office:value-type="string" calcext:value-type="string">
            <text:p>Repeticion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xigeno</text:p>
          </table:table-cell>
          <table:table-cell office:value-type="string" calcext:value-type="string">
            <text:p>O</text:p>
          </table:table-cell>
          <table:table-cell table:formula="of:=-2-1"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lúor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tio</text:p>
          </table:table-cell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odio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otasio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ubidio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esio</text:p>
          </table:table-cell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Cu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ercurio</text:p>
          </table:table-cell>
          <table:table-cell office:value-type="string" calcext:value-type="string">
            <text:p>Hg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Au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rilio</text:p>
          </table:table-cell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gnesio</text:p>
          </table:table-cell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alcio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Estroncio</text:p>
          </table:table-cell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ario</text:p>
          </table:table-cell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admio</text:p>
          </table:table-cell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ierro</text:p>
          </table:table-cell>
          <table:table-cell office:value-type="string" calcext:value-type="string">
            <text:p>Fe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Co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íquel</text:p>
          </table:table-cell>
          <table:table-cell office:value-type="string" calcext:value-type="string">
            <text:p>Ni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año</text:p>
          </table:table-cell>
          <table:table-cell office:value-type="string" calcext:value-type="string">
            <text:p>Sn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omo</text:p>
          </table:table-cell>
          <table:table-cell office:value-type="string" calcext:value-type="string">
            <text:p>Pb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adio</text:p>
          </table:table-cell>
          <table:table-cell office:value-type="string" calcext:value-type="string">
            <text:p>Pd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tino</text:p>
          </table:table-cell>
          <table:table-cell office:value-type="string" calcext:value-type="string">
            <text:p>Pt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dio</text:p>
          </table:table-cell>
          <table:table-cell office:value-type="string" calcext:value-type="string">
            <text:p>Ir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uminio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o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smuto</text:p>
          </table:table-cell>
          <table:table-cell office:value-type="string" calcext:value-type="string">
            <text:p>Bi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mo</text:p>
          </table:table-cell>
          <table:table-cell office:value-type="string" calcext:value-type="string">
            <text:p>C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óge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,-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tróge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,3,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oro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1,3,5,7,-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mo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1,3,5,7,-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Yo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,3,5,7,-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bo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,4,-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ósfo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3,5,-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sénic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,5,-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imoni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3,5,-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ici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4,-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zufr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,6,-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en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4,6,-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ur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4,6,-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neso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4,6,7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2:Sheet1.D4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2:38:04.149474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0:39:41.837448227</meta:creation-date>
    <dc:date>2020-11-06T13:17:45.432908594</dc:date>
    <meta:editing-duration>PT7M48S</meta:editing-duration>
    <meta:editing-cycles>2</meta:editing-cycles>
    <meta:generator>LibreOffice/6.2.8.2$Linux_X86_64 LibreOffice_project/20$Build-2</meta:generator>
    <meta:document-statistic meta:table-count="1" meta:cell-count="162" meta:object-count="0"/>
  </office:meta>
</office:document-meta>
</file>